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1" style:family="text">
      <style:text-properties officeooo:rsid="0012e224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tab/><text:tab/><text:tab/><text:tab/><text:span text:style-name="T1">MANUAL DE USUARIO MOTORPULSE</text:span></text:p>
      <text:p text:style-name="Standard"/>
      <text:p text:style-name="Standard"/>
      <text:p text:style-name="Standard"/>
      <text:p text:style-name="Standard">1. Inicio:</text:p>
      <text:p text:style-name="Standard"><text:span text:style-name="T1"><text:tab/>A</text:span>l ingresar a la página, encontrarás la página de inicio. </text:p>
      <text:p text:style-name="Standard"/>
      <text:p text:style-name="Standard">2. Registro e Inicio de Sesión:</text:p>
      <text:p text:style-name="Standard"><text:tab/>En la esquina superior derecha, verás dos botones: "Regístrate" e "Inicia Sesión". Si eres <text:tab/>nuevo/a, regístrate con tu información personal. Si ya tienes una cuenta, inicia sesión con tu <text:tab/>correo electrónico y contraseña.</text:p>
      <text:p text:style-name="Standard"/>
      <text:p text:style-name="Standard">3. Bienvenida y Navegación:</text:p>
      <text:p text:style-name="Standard"><text:tab/>Después de iniciar sesión, recibirás una cálida bienvenida. En la esquina superior derecha, <text:tab/>tendrás acceso a tres opciones: "Reseñas", "Logout" y "Tu Perfil".</text:p>
      <text:p text:style-name="Standard">4. Reseñas:</text:p>
      <text:p text:style-name="Standard"><text:tab/>Al hacer clic en "Reseñas", accederás a una lista de todos los coches disponibles para <text:tab/>revisar.</text:p>
      <text:p text:style-name="Standard"><text:tab/>Puedes filtrar los coches por marcas para encontrar rápidamente la información que estás <text:tab/>buscando.</text:p>
      <text:p text:style-name="Standard"/>
      <text:p text:style-name="Standard">5. Detalle del Coche:</text:p>
      <text:p text:style-name="Standard"><text:tab/>Al hacer clic en un coche en particular, serás redirigido/a a una página que presenta <text:tab/>información detallada sobre ese coche.</text:p>
      <text:p text:style-name="Standard"><text:tab/>Tendrás la opción de darle una calificación de 1 a 10 y agregar un comentario personal sobre <text:tab/>ese coche.</text:p>
      <text:p text:style-name="Standard"><text:tab/>Podrás ver también los comentarios y reseñas dejados por otros usuarios.</text:p>
      <text:p text:style-name="Standard"/>
      <text:p text:style-name="Standard">6. Desconectarse:</text:p>
      <text:p text:style-name="Standard"><text:tab/>Si deseas cerrar tu sesión, simplemente haz clic en "Logout" en la esquina superior derecha. <text:tab/>Esto te desconectará de tu cuenta.</text:p>
      <text:p text:style-name="Standard"/>
      <text:p text:style-name="Standard">7. Perfil de Usuario:</text:p>
      <text:p text:style-name="Standard"><text:tab/>Si haces clic en "Tu Perfil", podrás ver y editar tus datos personales.</text:p>
      <text:p text:style-name="Standard"/>
      <text:p text:style-name="Standard">8. Logo de la Página:</text:p>
      <text:p text:style-name="Standard"><text:tab/>Si haces clic en el logo ubicado en la esquina superior izquierda, volverás a la página de <text:tab/>inicio en cualquier moment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03:29:26.701006424</meta:creation-date>
    <dc:date>2023-11-27T03:32:26.870106485</dc:date>
    <meta:editing-duration>PT3M</meta:editing-duration>
    <meta:editing-cycles>1</meta:editing-cycles>
    <meta:document-statistic meta:table-count="0" meta:image-count="0" meta:object-count="0" meta:page-count="1" meta:paragraph-count="20" meta:word-count="234" meta:character-count="1454" meta:non-whitespace-character-count="1215"/>
    <meta:generator>LibreOffice/7.3.7.2$Linux_X86_64 LibreOffice_project/30$Build-2</meta:generator>
  </office:meta>
</office:document-meta>
</file>